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2" style:family="paragraph" style:parent-style-name="Standard" style:list-style-name="">
      <style:paragraph-properties style:text-autospace="none"/>
      <style:text-properties fo:color="#000000" style:font-name="Consolas" fo:font-size="12pt" style:font-name-asian="Consolas" style:font-size-asian="12pt" style:font-name-complex="Consolas" style:font-size-complex="12pt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font-size="9.5pt" style:font-size-asian="9.5pt" style:font-size-complex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 text:c="32"/><text:span text:style-name="T1"><text:s text:c="2"/>KLASSER</text:span></text:p>
      <text:p text:style-name="Standard"><text:span text:style-name="T1"/></text:p>
      <text:p text:style-name="Standard">Booking:<text:tab/><text:tab/><text:tab/><text:tab/><text:tab/><text:tab/>:</text:p>
      <text:p text:style-name="Standard"/>
      <text:p text:style-name="Standard"><text:s text:c="2"/><text:tab/>int Id</text:p>
      <text:p text:style-name="Standard"><text:tab/>string Name</text:p>
      <text:p text:style-name="Standard"><text:tab/>string CusTel</text:p>
      <text:p text:style-name="Standard"><text:tab/>string CusTelAlt</text:p>
      <text:p text:style-name="Standard"><text:tab/>string Cusmail</text:p>
      <text:p text:style-name="Standard"><text:tab/>Datetime Date</text:p>
      <text:p text:style-name="Standard"><text:tab/>double TotalPrice</text:p>
      <text:p text:style-name="Standard"><text:tab/>text CusComment</text:p>
      <text:p text:style-name="Standard"><text:tab/>text IntComment</text:p>
      <text:p text:style-name="Standard"><text:tab/><text:span text:style-name="T2">BookedEvents <text:s/>BookedEvents</text:span></text:p>
      <text:p text:style-name="Standard"/>
      <text:p text:style-name="Standard">BookingList</text:p>
      <text:p text:style-name="P1"><text:tab/>List&lt;Booking&gt; Bookings</text:p>
      <text:p text:style-name="P1"><text:tab/></text:p>
      <text:p text:style-name="P1"><text:tab/>Methods: InsertBookingFromFile()</text:p>
      <text:p text:style-name="P1"><text:tab/><text:tab/> <text:s/>InsertBookedEventsFromFile()</text:p>
      <text:p text:style-name="P1"><text:tab/><text:tab/> <text:s/>InsertProductFromFile()</text:p>
      <text:p text:style-name="P1"/>
      <text:p text:style-name="P2">DALBooking</text:p>
      <text:p text:style-name="P2"/>
      <text:p text:style-name="P2"><text:tab/><text:span text:style-name="T3">Methods: GetBookingList() (To display todays list of bookings)</text:span></text:p>
      <text:p text:style-name="P1"><text:tab/><text:tab/> <text:s/></text:p>
      <text:p text:style-name="Standard"/>
      <text:p text:style-name="Standard">Product:</text:p>
      <text:p text:style-name="Standard"/>
      <text:p text:style-name="Standard"><text:tab/>int ProductId</text:p>
      <text:p text:style-name="Standard"><text:tab/>string Name</text:p>
      <text:p text:style-name="Standard"><text:tab/>double Price</text:p>
      <text:p text:style-name="Standard"/>
      <text:p text:style-name="Standard"/>
      <text:p text:style-name="Standard">BookedEvents:</text:p>
      <text:p text:style-name="Standard"/>
      <text:p text:style-name="Standard"><text:tab/>Id</text:p>
      <text:p text:style-name="Standard"><text:tab/>BookingId</text:p>
      <text:p text:style-name="Standard"><text:tab/>ProductId</text:p>
      <text:p text:style-name="Standard"><text:tab/>Timedesc</text:p>
      <text:p text:style-name="Standard"><text:tab/>StartTime</text:p>
      <text:p text:style-name="Standard"><text:tab/>Endtime</text:p>
      <text:p text:style-name="Standard"><text:tab/>productAmoun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Users:</text:p>
      <text:p text:style-name="Standard"><text:tab/>int UserId</text:p>
      <text:p text:style-name="Standard"><text:tab/>string Name</text:p>
      <text:p text:style-name="Standard"><text:tab/>string Email</text:p>
      <text:p text:style-name="Standard"><text:tab/>bool <text:s/>AgreeTerms</text:p>
      <text:p text:style-name="Standard"><text:tab/>bool Subscription</text:p>
      <text:p text:style-name="Standard"/>
      <text:p text:style-name="Standard">DALUserProfile</text:p>
      <text:p text:style-name="Standard"/>
      <text:p text:style-name="Standard"><text:tab/>getUserInfo()</text:p>
      <text:p text:style-name="Standard"><text:tab/>getBookedEvents()</text:p>
      <text:p text:style-name="Standard"><text:tab/>getEventPointInfo()</text:p>
      <text:p text:style-name="Standard"><text:tab/>sendEmail()</text:p>
      <text:p text:style-name="Standard"/>
      <text:p text:style-name="Standard"/>
      <text:p text:style-name="Standard">UserEvents:</text:p>
      <text:p text:style-name="Standard"/>
      <text:p text:style-name="Standard"><text:tab/>Id</text:p>
      <text:p text:style-name="Standard"><text:tab/>UserId</text:p>
      <text:p text:style-name="Standard"><text:tab/>ProductId</text:p>
      <text:p text:style-name="Standard"><text:tab/>Points</text:p>
      <text:p text:style-name="Standard"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by santhome</meta:initial-creator>
    <meta:creation-date>2019-04-26T10:48:21.72</meta:creation-date>
    <dc:date>2019-04-26T11:54:35.64</dc:date>
    <dc:creator>eby santhome</dc:creator>
    <meta:editing-duration>PT1H6M12S</meta:editing-duration>
    <meta:editing-cycles>7</meta:editing-cycles>
    <meta:generator>OpenOffice/4.1.4$Win32 OpenOffice.org_project/414m5$Build-9788</meta:generator>
    <meta:document-statistic meta:table-count="0" meta:image-count="0" meta:object-count="0" meta:page-count="2" meta:paragraph-count="50" meta:word-count="75" meta:character-count="736"/>
  </office:meta>
</office:document-meta>
</file>